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441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 style:data-style-name="N108">
      <style:text-properties fo:font-size="13pt" style:font-size-asian="13pt" style:font-size-complex="13pt"/>
    </style:style>
    <style:style style:name="ce3" style:family="table-cell" style:parent-style-name="Default" style:data-style-name="N10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visibility="collapse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6" table:default-cell-style-name="ce1"/>
        <table:table-row table:style-name="ro1">
          <table:table-cell>
            <draw:frame table:end-cell-address="Sheet1.J14" table:end-x="0.04cm" table:end-y="0.056cm" draw:z-index="2" draw:style-name="gr1" draw:text-style-name="P1" svg:width="12.28cm" svg:height="7.233cm" svg:x="1.324cm" svg:y="0.338cm">
              <draw:object draw:notify-on-update-of-ranges="Sheet1.I3:Sheet1.I3 Sheet1.I4:Sheet1.I34 Sheet1.J3:Sheet1.J3 Sheet1.J4:Sheet1.J34 Sheet1.K3:Sheet1.K3 Sheet1.K4:Sheet1.K3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8"/>
          <table:table-cell>
            <draw:frame table:end-cell-address="Sheet1.Q12" table:end-x="1.992cm" table:end-y="0.197cm" draw:z-index="0" draw:style-name="gr1" draw:text-style-name="P1" svg:width="16.7cm" svg:height="6.556cm" svg:x="1.099cm" svg:y="0cm">
              <draw:object draw:notify-on-update-of-ranges="Sheet1.F3:Sheet1.F3 Sheet1.F4:Sheet1.F34 Sheet1.G3:Sheet1.G3 Sheet1.G4:Sheet1.G3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formula="of:=CONCATENATE(&quot;max=&quot;;MAX([.E4:.E34]))" office:value-type="string" office:string-value="max=31">
            <text:p>max=31</text:p>
          </table:table-cell>
          <table:table-cell office:value-type="string">
            <text:p>location</text:p>
          </table:table-cell>
          <table:table-cell office:value-type="string">
            <text:p>number</text:p>
          </table:table-cell>
          <table:table-cell office:value-type="string">
            <text:p>ratio</text:p>
          </table:table-cell>
          <table:table-cell table:formula="of:=[.F3]" office:value-type="string" office:string-value="location">
            <text:p>location</text:p>
          </table:table-cell>
          <table:table-cell office:value-type="string">
            <text:p>accum</text:p>
          </table:table-cell>
          <table:table-cell office:value-type="string">
            <text:p>contra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本土</text:p>
          </table:table-cell>
          <table:table-cell office:value-type="float" office:value="22208">
            <text:p>22208</text:p>
          </table:table-cell>
          <table:table-cell table:formula="of:=ROW()-3" office:value-type="float" office:value="1">
            <text:p>1</text:p>
          </table:table-cell>
          <table:table-cell table:formula="of:=[.C5]" office:value-type="string" office:string-value="广东">
            <text:p>广东</text:p>
          </table:table-cell>
          <table:table-cell table:formula="of:=[.D5]" office:value-type="float" office:value="8535">
            <text:p>8535</text:p>
          </table:table-cell>
          <table:table-cell table:style-name="ce2" table:formula="of:=[.G4]/[.$G$35]" office:value-type="percentage" office:value="0.384320965417867">
            <text:p>38.4%</text:p>
          </table:table-cell>
          <table:table-cell table:formula="of:=[.F4]" office:value-type="string" office:string-value="广东">
            <text:p>广东</text:p>
          </table:table-cell>
          <table:table-cell table:formula="of:=SUM([.$H$4:.H4])" office:value-type="percentage" office:value="0.384320965417867">
            <text:p>38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广东</text:p>
          </table:table-cell>
          <table:table-cell office:value-type="float" office:value="8535">
            <text:p>8535</text:p>
          </table:table-cell>
          <table:table-cell table:formula="of:=ROW()-3" office:value-type="float" office:value="2">
            <text:p>2</text:p>
          </table:table-cell>
          <table:table-cell table:formula="of:=[.C6]" office:value-type="string" office:string-value="重庆">
            <text:p>重庆</text:p>
          </table:table-cell>
          <table:table-cell table:formula="of:=[.D6]" office:value-type="float" office:value="4599">
            <text:p>4599</text:p>
          </table:table-cell>
          <table:table-cell table:style-name="ce2" table:formula="of:=[.G5]/[.$G$35]" office:value-type="percentage" office:value="0.207087536023055">
            <text:p>20.7%</text:p>
          </table:table-cell>
          <table:table-cell table:formula="of:=[.F5]" office:value-type="string" office:string-value="重庆">
            <text:p>重庆</text:p>
          </table:table-cell>
          <table:table-cell table:formula="of:=SUM([.$H$4:.H5])" office:value-type="percentage" office:value="0.591408501440922">
            <text:p>5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重庆</text:p>
          </table:table-cell>
          <table:table-cell office:value-type="float" office:value="4599">
            <text:p>4599</text:p>
          </table:table-cell>
          <table:table-cell table:formula="of:=ROW()-3" office:value-type="float" office:value="3">
            <text:p>3</text:p>
          </table:table-cell>
          <table:table-cell table:formula="of:=[.C7]" office:value-type="string" office:string-value="河南">
            <text:p>河南</text:p>
          </table:table-cell>
          <table:table-cell table:formula="of:=[.D7]" office:value-type="float" office:value="1412">
            <text:p>1412</text:p>
          </table:table-cell>
          <table:table-cell table:style-name="ce2" table:formula="of:=[.G6]/[.$G$35]" office:value-type="percentage" office:value="0.0635806916426513">
            <text:p>6.4%</text:p>
          </table:table-cell>
          <table:table-cell table:formula="of:=[.F6]" office:value-type="string" office:string-value="河南">
            <text:p>河南</text:p>
          </table:table-cell>
          <table:table-cell table:formula="of:=SUM([.$H$4:.H6])" office:value-type="percentage" office:value="0.654989193083573">
            <text:p>65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河南</text:p>
          </table:table-cell>
          <table:table-cell office:value-type="float" office:value="1412">
            <text:p>1412</text:p>
          </table:table-cell>
          <table:table-cell table:formula="of:=ROW()-3" office:value-type="float" office:value="4">
            <text:p>4</text:p>
          </table:table-cell>
          <table:table-cell table:formula="of:=[.C8]" office:value-type="string" office:string-value="内蒙古">
            <text:p>内蒙古</text:p>
          </table:table-cell>
          <table:table-cell table:formula="of:=[.D8]" office:value-type="float" office:value="1237">
            <text:p>1237</text:p>
          </table:table-cell>
          <table:table-cell table:style-name="ce2" table:formula="of:=[.G7]/[.$G$35]" office:value-type="percentage" office:value="0.0557006484149856">
            <text:p>5.6%</text:p>
          </table:table-cell>
          <table:table-cell table:formula="of:=[.F7]" office:value-type="string" office:string-value="内蒙古">
            <text:p>内蒙古</text:p>
          </table:table-cell>
          <table:table-cell table:formula="of:=SUM([.$H$4:.H7])" office:value-type="percentage" office:value="0.710689841498559">
            <text:p>71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内蒙古</text:p>
          </table:table-cell>
          <table:table-cell office:value-type="float" office:value="1237">
            <text:p>1237</text:p>
          </table:table-cell>
          <table:table-cell table:formula="of:=ROW()-3" office:value-type="float" office:value="5">
            <text:p>5</text:p>
          </table:table-cell>
          <table:table-cell table:formula="of:=[.C9]" office:value-type="string" office:string-value="甘肃">
            <text:p>甘肃</text:p>
          </table:table-cell>
          <table:table-cell table:formula="of:=[.D9]" office:value-type="float" office:value="1139">
            <text:p>1139</text:p>
          </table:table-cell>
          <table:table-cell table:style-name="ce2" table:formula="of:=[.G8]/[.$G$35]" office:value-type="percentage" office:value="0.0512878242074928">
            <text:p>5.1%</text:p>
          </table:table-cell>
          <table:table-cell table:formula="of:=[.F8]" office:value-type="string" office:string-value="甘肃">
            <text:p>甘肃</text:p>
          </table:table-cell>
          <table:table-cell table:formula="of:=SUM([.$H$4:.H8])" office:value-type="percentage" office:value="0.761977665706052">
            <text:p>76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甘肃</text:p>
          </table:table-cell>
          <table:table-cell office:value-type="float" office:value="1139">
            <text:p>1139</text:p>
          </table:table-cell>
          <table:table-cell table:formula="of:=ROW()-3" office:value-type="float" office:value="6">
            <text:p>6</text:p>
          </table:table-cell>
          <table:table-cell table:formula="of:=[.C10]" office:value-type="string" office:string-value="新疆">
            <text:p>新疆</text:p>
          </table:table-cell>
          <table:table-cell table:formula="of:=[.D10]" office:value-type="float" office:value="998">
            <text:p>998</text:p>
          </table:table-cell>
          <table:table-cell table:style-name="ce2" table:formula="of:=[.G9]/[.$G$35]" office:value-type="percentage" office:value="0.0449387608069164">
            <text:p>4.5%</text:p>
          </table:table-cell>
          <table:table-cell table:formula="of:=[.F9]" office:value-type="string" office:string-value="新疆">
            <text:p>新疆</text:p>
          </table:table-cell>
          <table:table-cell table:formula="of:=SUM([.$H$4:.H9])" office:value-type="percentage" office:value="0.806916426512968">
            <text:p>81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新疆</text:p>
          </table:table-cell>
          <table:table-cell office:value-type="float" office:value="998">
            <text:p>998</text:p>
          </table:table-cell>
          <table:table-cell table:formula="of:=ROW()-3" office:value-type="float" office:value="7">
            <text:p>7</text:p>
          </table:table-cell>
          <table:table-cell table:formula="of:=[.C11]" office:value-type="string" office:string-value="陕西">
            <text:p>陕西</text:p>
          </table:table-cell>
          <table:table-cell table:formula="of:=[.D11]" office:value-type="float" office:value="541">
            <text:p>541</text:p>
          </table:table-cell>
          <table:table-cell table:style-name="ce2" table:formula="of:=[.G10]/[.$G$35]" office:value-type="percentage" office:value="0.024360590778098">
            <text:p>2.4%</text:p>
          </table:table-cell>
          <table:table-cell table:formula="of:=[.F10]" office:value-type="string" office:string-value="陕西">
            <text:p>陕西</text:p>
          </table:table-cell>
          <table:table-cell table:formula="of:=SUM([.$H$4:.H10])" office:value-type="percentage" office:value="0.831277017291066">
            <text:p>83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陕西</text:p>
          </table:table-cell>
          <table:table-cell office:value-type="float" office:value="541">
            <text:p>541</text:p>
          </table:table-cell>
          <table:table-cell table:formula="of:=ROW()-3" office:value-type="float" office:value="8">
            <text:p>8</text:p>
          </table:table-cell>
          <table:table-cell table:formula="of:=[.C12]" office:value-type="string" office:string-value="青海">
            <text:p>青海</text:p>
          </table:table-cell>
          <table:table-cell table:formula="of:=[.D12]" office:value-type="float" office:value="537">
            <text:p>537</text:p>
          </table:table-cell>
          <table:table-cell table:style-name="ce2" table:formula="of:=[.G11]/[.$G$35]" office:value-type="percentage" office:value="0.0241804755043228">
            <text:p>2.4%</text:p>
          </table:table-cell>
          <table:table-cell table:formula="of:=[.F11]" office:value-type="string" office:string-value="青海">
            <text:p>青海</text:p>
          </table:table-cell>
          <table:table-cell table:formula="of:=SUM([.$H$4:.H11])" office:value-type="percentage" office:value="0.855457492795389">
            <text:p>86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青海</text:p>
          </table:table-cell>
          <table:table-cell office:value-type="float" office:value="537">
            <text:p>537</text:p>
          </table:table-cell>
          <table:table-cell table:formula="of:=ROW()-3" office:value-type="float" office:value="9">
            <text:p>9</text:p>
          </table:table-cell>
          <table:table-cell table:formula="of:=[.C13]" office:value-type="string" office:string-value="山西">
            <text:p>山西</text:p>
          </table:table-cell>
          <table:table-cell table:formula="of:=[.D13]" office:value-type="float" office:value="439">
            <text:p>439</text:p>
          </table:table-cell>
          <table:table-cell table:style-name="ce2" table:formula="of:=[.G12]/[.$G$35]" office:value-type="percentage" office:value="0.01976765129683">
            <text:p>2.0%</text:p>
          </table:table-cell>
          <table:table-cell table:formula="of:=[.F12]" office:value-type="string" office:string-value="山西">
            <text:p>山西</text:p>
          </table:table-cell>
          <table:table-cell table:formula="of:=SUM([.$H$4:.H12])" office:value-type="percentage" office:value="0.875225144092219">
            <text:p>88%</text:p>
            <draw:frame table:end-cell-address="Sheet1.P24" table:end-x="1.325cm" table:end-y="0.307cm" draw:z-index="1" draw:style-name="gr1" draw:text-style-name="P1" svg:width="14.278cm" svg:height="6.941cm" svg:x="0.596cm" svg:y="0.304cm">
              <draw:object draw:notify-on-update-of-ranges="Sheet1.F3:Sheet1.F3 Sheet1.F4:Sheet1.F34 Sheet1.G3:Sheet1.G3 Sheet1.G4:Sheet1.G34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山西</text:p>
          </table:table-cell>
          <table:table-cell office:value-type="float" office:value="439">
            <text:p>439</text:p>
          </table:table-cell>
          <table:table-cell table:formula="of:=ROW()-3" office:value-type="float" office:value="10">
            <text:p>10</text:p>
          </table:table-cell>
          <table:table-cell table:formula="of:=[.C14]" office:value-type="string" office:string-value="北京">
            <text:p>北京</text:p>
          </table:table-cell>
          <table:table-cell table:formula="of:=[.D14]" office:value-type="float" office:value="436">
            <text:p>436</text:p>
          </table:table-cell>
          <table:table-cell table:style-name="ce2" table:formula="of:=[.G13]/[.$G$35]" office:value-type="percentage" office:value="0.0196325648414986">
            <text:p>2.0%</text:p>
          </table:table-cell>
          <table:table-cell table:formula="of:=[.F13]" office:value-type="string" office:string-value="北京">
            <text:p>北京</text:p>
          </table:table-cell>
          <table:table-cell table:formula="of:=SUM([.$H$4:.H13])" office:value-type="percentage" office:value="0.894857708933718">
            <text:p>8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北京</text:p>
          </table:table-cell>
          <table:table-cell office:value-type="float" office:value="436">
            <text:p>436</text:p>
          </table:table-cell>
          <table:table-cell table:formula="of:=ROW()-3" office:value-type="float" office:value="11">
            <text:p>11</text:p>
          </table:table-cell>
          <table:table-cell table:formula="of:=[.C15]" office:value-type="string" office:string-value="四川">
            <text:p>四川</text:p>
          </table:table-cell>
          <table:table-cell table:formula="of:=[.D15]" office:value-type="float" office:value="417">
            <text:p>417</text:p>
          </table:table-cell>
          <table:table-cell table:style-name="ce2" table:formula="of:=[.G14]/[.$G$35]" office:value-type="percentage" office:value="0.0187770172910663">
            <text:p>1.9%</text:p>
          </table:table-cell>
          <table:table-cell table:formula="of:=[.F14]" office:value-type="string" office:string-value="四川">
            <text:p>四川</text:p>
          </table:table-cell>
          <table:table-cell table:formula="of:=SUM([.$H$4:.H14])" office:value-type="percentage" office:value="0.913634726224784">
            <text:p>91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四川</text:p>
          </table:table-cell>
          <table:table-cell office:value-type="float" office:value="417">
            <text:p>417</text:p>
          </table:table-cell>
          <table:table-cell table:formula="of:=ROW()-3" office:value-type="float" office:value="12">
            <text:p>12</text:p>
          </table:table-cell>
          <table:table-cell table:formula="of:=[.C16]" office:value-type="string" office:string-value="河北">
            <text:p>河北</text:p>
          </table:table-cell>
          <table:table-cell table:formula="of:=[.D16]" office:value-type="float" office:value="352">
            <text:p>352</text:p>
          </table:table-cell>
          <table:table-cell table:style-name="ce2" table:formula="of:=[.G15]/[.$G$35]" office:value-type="percentage" office:value="0.015850144092219">
            <text:p>1.6%</text:p>
          </table:table-cell>
          <table:table-cell table:formula="of:=[.F15]" office:value-type="string" office:string-value="河北">
            <text:p>河北</text:p>
          </table:table-cell>
          <table:table-cell table:formula="of:=SUM([.$H$4:.H15])" office:value-type="percentage" office:value="0.929484870317003">
            <text:p>93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河北</text:p>
          </table:table-cell>
          <table:table-cell office:value-type="float" office:value="352">
            <text:p>352</text:p>
          </table:table-cell>
          <table:table-cell table:formula="of:=ROW()-3" office:value-type="float" office:value="13">
            <text:p>13</text:p>
          </table:table-cell>
          <table:table-cell table:formula="of:=[.C17]" office:value-type="string" office:string-value="黑龙江">
            <text:p>黑龙江</text:p>
          </table:table-cell>
          <table:table-cell table:formula="of:=[.D17]" office:value-type="float" office:value="283">
            <text:p>283</text:p>
          </table:table-cell>
          <table:table-cell table:style-name="ce2" table:formula="of:=[.G16]/[.$G$35]" office:value-type="percentage" office:value="0.0127431556195965">
            <text:p>1.3%</text:p>
          </table:table-cell>
          <table:table-cell table:formula="of:=[.F16]" office:value-type="string" office:string-value="黑龙江">
            <text:p>黑龙江</text:p>
          </table:table-cell>
          <table:table-cell table:formula="of:=SUM([.$H$4:.H16])" office:value-type="percentage" office:value="0.942228025936599">
            <text:p>94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黑龙江</text:p>
          </table:table-cell>
          <table:table-cell office:value-type="float" office:value="283">
            <text:p>283</text:p>
          </table:table-cell>
          <table:table-cell table:formula="of:=ROW()-3" office:value-type="float" office:value="14">
            <text:p>14</text:p>
          </table:table-cell>
          <table:table-cell table:formula="of:=[.C18]" office:value-type="string" office:string-value="山东">
            <text:p>山东</text:p>
          </table:table-cell>
          <table:table-cell table:formula="of:=[.D18]" office:value-type="float" office:value="257">
            <text:p>257</text:p>
          </table:table-cell>
          <table:table-cell table:style-name="ce2" table:formula="of:=[.G17]/[.$G$35]" office:value-type="percentage" office:value="0.0115724063400576">
            <text:p>1.2%</text:p>
          </table:table-cell>
          <table:table-cell table:formula="of:=[.F17]" office:value-type="string" office:string-value="山东">
            <text:p>山东</text:p>
          </table:table-cell>
          <table:table-cell table:formula="of:=SUM([.$H$4:.H17])" office:value-type="percentage" office:value="0.953800432276657">
            <text:p>95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山东</text:p>
          </table:table-cell>
          <table:table-cell office:value-type="float" office:value="257">
            <text:p>257</text:p>
          </table:table-cell>
          <table:table-cell table:formula="of:=ROW()-3" office:value-type="float" office:value="15">
            <text:p>15</text:p>
          </table:table-cell>
          <table:table-cell table:formula="of:=[.C19]" office:value-type="string" office:string-value="湖北">
            <text:p>湖北</text:p>
          </table:table-cell>
          <table:table-cell table:formula="of:=[.D19]" office:value-type="float" office:value="208">
            <text:p>208</text:p>
          </table:table-cell>
          <table:table-cell table:style-name="ce2" table:formula="of:=[.G18]/[.$G$35]" office:value-type="percentage" office:value="0.00936599423631124">
            <text:p>0.9%</text:p>
          </table:table-cell>
          <table:table-cell table:formula="of:=[.F18]" office:value-type="string" office:string-value="湖北">
            <text:p>湖北</text:p>
          </table:table-cell>
          <table:table-cell table:formula="of:=SUM([.$H$4:.H18])" office:value-type="percentage" office:value="0.963166426512968">
            <text:p>96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湖北</text:p>
          </table:table-cell>
          <table:table-cell office:value-type="float" office:value="208">
            <text:p>208</text:p>
          </table:table-cell>
          <table:table-cell table:formula="of:=ROW()-3" office:value-type="float" office:value="16">
            <text:p>16</text:p>
          </table:table-cell>
          <table:table-cell table:formula="of:=[.C20]" office:value-type="string" office:string-value="江苏">
            <text:p>江苏</text:p>
          </table:table-cell>
          <table:table-cell table:formula="of:=[.D20]" office:value-type="float" office:value="145">
            <text:p>145</text:p>
          </table:table-cell>
          <table:table-cell table:style-name="ce2" table:formula="of:=[.G19]/[.$G$35]" office:value-type="percentage" office:value="0.00652917867435159">
            <text:p>0.7%</text:p>
          </table:table-cell>
          <table:table-cell table:formula="of:=[.F19]" office:value-type="string" office:string-value="江苏">
            <text:p>江苏</text:p>
          </table:table-cell>
          <table:table-cell table:formula="of:=SUM([.$H$4:.H19])" office:value-type="percentage" office:value="0.96969560518732">
            <text:p>97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江苏</text:p>
          </table:table-cell>
          <table:table-cell office:value-type="float" office:value="145">
            <text:p>145</text:p>
          </table:table-cell>
          <table:table-cell table:formula="of:=ROW()-3" office:value-type="float" office:value="17">
            <text:p>17</text:p>
          </table:table-cell>
          <table:table-cell table:formula="of:=[.C21]" office:value-type="string" office:string-value="湖南">
            <text:p>湖南</text:p>
          </table:table-cell>
          <table:table-cell table:formula="of:=[.D21]" office:value-type="float" office:value="105">
            <text:p>105</text:p>
          </table:table-cell>
          <table:table-cell table:style-name="ce2" table:formula="of:=[.G20]/[.$G$35]" office:value-type="percentage" office:value="0.00472802593659942">
            <text:p>0.5%</text:p>
          </table:table-cell>
          <table:table-cell table:formula="of:=[.F20]" office:value-type="string" office:string-value="湖南">
            <text:p>湖南</text:p>
          </table:table-cell>
          <table:table-cell table:formula="of:=SUM([.$H$4:.H20])" office:value-type="percentage" office:value="0.974423631123919">
            <text:p>97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湖南</text:p>
          </table:table-cell>
          <table:table-cell office:value-type="float" office:value="105">
            <text:p>105</text:p>
          </table:table-cell>
          <table:table-cell table:formula="of:=ROW()-3" office:value-type="float" office:value="18">
            <text:p>18</text:p>
          </table:table-cell>
          <table:table-cell table:formula="of:=[.C22]" office:value-type="string" office:string-value="云南">
            <text:p>云南</text:p>
          </table:table-cell>
          <table:table-cell table:formula="of:=[.D22]" office:value-type="float" office:value="83">
            <text:p>83</text:p>
          </table:table-cell>
          <table:table-cell table:style-name="ce2" table:formula="of:=[.G21]/[.$G$35]" office:value-type="percentage" office:value="0.00373739193083573">
            <text:p>0.4%</text:p>
          </table:table-cell>
          <table:table-cell table:formula="of:=[.F21]" office:value-type="string" office:string-value="云南">
            <text:p>云南</text:p>
          </table:table-cell>
          <table:table-cell table:formula="of:=SUM([.$H$4:.H21])" office:value-type="percentage" office:value="0.978161023054755">
            <text:p>98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云南</text:p>
          </table:table-cell>
          <table:table-cell office:value-type="float" office:value="83">
            <text:p>83</text:p>
          </table:table-cell>
          <table:table-cell table:formula="of:=ROW()-3" office:value-type="float" office:value="19">
            <text:p>19</text:p>
          </table:table-cell>
          <table:table-cell table:formula="of:=[.C23]" office:value-type="string" office:string-value="天津">
            <text:p>天津</text:p>
          </table:table-cell>
          <table:table-cell table:formula="of:=[.D23]" office:value-type="float" office:value="76">
            <text:p>76</text:p>
          </table:table-cell>
          <table:table-cell table:style-name="ce2" table:formula="of:=[.G22]/[.$G$35]" office:value-type="percentage" office:value="0.00342219020172911">
            <text:p>0.3%</text:p>
          </table:table-cell>
          <table:table-cell table:formula="of:=[.F22]" office:value-type="string" office:string-value="天津">
            <text:p>天津</text:p>
          </table:table-cell>
          <table:table-cell table:formula="of:=SUM([.$H$4:.H22])" office:value-type="percentage" office:value="0.981583213256484">
            <text:p>98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天津</text:p>
          </table:table-cell>
          <table:table-cell office:value-type="float" office:value="76">
            <text:p>76</text:p>
          </table:table-cell>
          <table:table-cell table:formula="of:=ROW()-3" office:value-type="float" office:value="20">
            <text:p>20</text:p>
          </table:table-cell>
          <table:table-cell table:formula="of:=[.C24]" office:value-type="string" office:string-value="广西">
            <text:p>广西</text:p>
          </table:table-cell>
          <table:table-cell table:formula="of:=[.D24]" office:value-type="float" office:value="72">
            <text:p>72</text:p>
          </table:table-cell>
          <table:table-cell table:style-name="ce2" table:formula="of:=[.G23]/[.$G$35]" office:value-type="percentage" office:value="0.00324207492795389">
            <text:p>0.3%</text:p>
          </table:table-cell>
          <table:table-cell table:formula="of:=[.F23]" office:value-type="string" office:string-value="广西">
            <text:p>广西</text:p>
          </table:table-cell>
          <table:table-cell table:formula="of:=SUM([.$H$4:.H23])" office:value-type="percentage" office:value="0.984825288184438">
            <text:p>98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广西</text:p>
          </table:table-cell>
          <table:table-cell office:value-type="float" office:value="72">
            <text:p>72</text:p>
          </table:table-cell>
          <table:table-cell table:formula="of:=ROW()-3" office:value-type="float" office:value="21">
            <text:p>21</text:p>
          </table:table-cell>
          <table:table-cell table:formula="of:=[.C25]" office:value-type="string" office:string-value="吉林">
            <text:p>吉林</text:p>
          </table:table-cell>
          <table:table-cell table:formula="of:=[.D25]" office:value-type="float" office:value="56">
            <text:p>56</text:p>
          </table:table-cell>
          <table:table-cell table:style-name="ce2" table:formula="of:=[.G24]/[.$G$35]" office:value-type="percentage" office:value="0.00252161383285303">
            <text:p>0.3%</text:p>
          </table:table-cell>
          <table:table-cell table:formula="of:=[.F24]" office:value-type="string" office:string-value="吉林">
            <text:p>吉林</text:p>
          </table:table-cell>
          <table:table-cell table:formula="of:=SUM([.$H$4:.H24])" office:value-type="percentage" office:value="0.987346902017291">
            <text:p>9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吉林</text:p>
          </table:table-cell>
          <table:table-cell office:value-type="float" office:value="56">
            <text:p>56</text:p>
          </table:table-cell>
          <table:table-cell table:formula="of:=ROW()-3" office:value-type="float" office:value="22">
            <text:p>22</text:p>
          </table:table-cell>
          <table:table-cell table:formula="of:=[.C26]" office:value-type="string" office:string-value="浙江">
            <text:p>浙江</text:p>
          </table:table-cell>
          <table:table-cell table:formula="of:=[.D26]" office:value-type="float" office:value="47">
            <text:p>47</text:p>
          </table:table-cell>
          <table:table-cell table:style-name="ce2" table:formula="of:=[.G25]/[.$G$35]" office:value-type="percentage" office:value="0.00211635446685879">
            <text:p>0.2%</text:p>
          </table:table-cell>
          <table:table-cell table:formula="of:=[.F25]" office:value-type="string" office:string-value="浙江">
            <text:p>浙江</text:p>
          </table:table-cell>
          <table:table-cell table:formula="of:=SUM([.$H$4:.H25])" office:value-type="percentage" office:value="0.98946325648415">
            <text:p>9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浙江</text:p>
          </table:table-cell>
          <table:table-cell office:value-type="float" office:value="47">
            <text:p>47</text:p>
          </table:table-cell>
          <table:table-cell table:formula="of:=ROW()-3" office:value-type="float" office:value="23">
            <text:p>23</text:p>
          </table:table-cell>
          <table:table-cell table:formula="of:=[.C27]" office:value-type="string" office:string-value="贵州">
            <text:p>贵州</text:p>
          </table:table-cell>
          <table:table-cell table:formula="of:=[.D27]" office:value-type="float" office:value="44">
            <text:p>44</text:p>
          </table:table-cell>
          <table:table-cell table:style-name="ce2" table:formula="of:=[.G26]/[.$G$35]" office:value-type="percentage" office:value="0.00198126801152738">
            <text:p>0.2%</text:p>
          </table:table-cell>
          <table:table-cell table:formula="of:=[.F26]" office:value-type="string" office:string-value="贵州">
            <text:p>贵州</text:p>
          </table:table-cell>
          <table:table-cell table:formula="of:=SUM([.$H$4:.H26])" office:value-type="percentage" office:value="0.991444524495677">
            <text:p>9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贵州</text:p>
          </table:table-cell>
          <table:table-cell office:value-type="float" office:value="44">
            <text:p>44</text:p>
          </table:table-cell>
          <table:table-cell table:formula="of:=ROW()-3" office:value-type="float" office:value="24">
            <text:p>24</text:p>
          </table:table-cell>
          <table:table-cell table:formula="of:=[.C28]" office:value-type="string" office:string-value="辽宁">
            <text:p>辽宁</text:p>
          </table:table-cell>
          <table:table-cell table:formula="of:=[.D28]" office:value-type="float" office:value="42">
            <text:p>42</text:p>
          </table:table-cell>
          <table:table-cell table:style-name="ce2" table:formula="of:=[.G27]/[.$G$35]" office:value-type="percentage" office:value="0.00189121037463977">
            <text:p>0.2%</text:p>
          </table:table-cell>
          <table:table-cell table:formula="of:=[.F27]" office:value-type="string" office:string-value="辽宁">
            <text:p>辽宁</text:p>
          </table:table-cell>
          <table:table-cell table:formula="of:=SUM([.$H$4:.H27])" office:value-type="percentage" office:value="0.993335734870317">
            <text:p>99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辽宁</text:p>
          </table:table-cell>
          <table:table-cell office:value-type="float" office:value="42">
            <text:p>42</text:p>
          </table:table-cell>
          <table:table-cell table:formula="of:=ROW()-3" office:value-type="float" office:value="25">
            <text:p>25</text:p>
          </table:table-cell>
          <table:table-cell table:formula="of:=[.C29]" office:value-type="string" office:string-value="宁夏">
            <text:p>宁夏</text:p>
          </table:table-cell>
          <table:table-cell table:formula="of:=[.D29]" office:value-type="float" office:value="41">
            <text:p>41</text:p>
          </table:table-cell>
          <table:table-cell table:style-name="ce2" table:formula="of:=[.G28]/[.$G$35]" office:value-type="percentage" office:value="0.00184618155619597">
            <text:p>0.2%</text:p>
          </table:table-cell>
          <table:table-cell table:formula="of:=[.F28]" office:value-type="string" office:string-value="宁夏">
            <text:p>宁夏</text:p>
          </table:table-cell>
          <table:table-cell table:formula="of:=SUM([.$H$4:.H28])" office:value-type="percentage" office:value="0.995181916426513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宁夏</text:p>
          </table:table-cell>
          <table:table-cell office:value-type="float" office:value="41">
            <text:p>41</text:p>
          </table:table-cell>
          <table:table-cell table:formula="of:=ROW()-3" office:value-type="float" office:value="26">
            <text:p>26</text:p>
          </table:table-cell>
          <table:table-cell table:formula="of:=[.C30]" office:value-type="string" office:string-value="安徽">
            <text:p>安徽</text:p>
          </table:table-cell>
          <table:table-cell table:formula="of:=[.D30]" office:value-type="float" office:value="30">
            <text:p>30</text:p>
          </table:table-cell>
          <table:table-cell table:style-name="ce2" table:formula="of:=[.G29]/[.$G$35]" office:value-type="percentage" office:value="0.00135086455331412">
            <text:p>0.1%</text:p>
          </table:table-cell>
          <table:table-cell table:formula="of:=[.F29]" office:value-type="string" office:string-value="安徽">
            <text:p>安徽</text:p>
          </table:table-cell>
          <table:table-cell table:formula="of:=SUM([.$H$4:.H29])" office:value-type="percentage" office:value="0.996532780979827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安徽</text:p>
          </table:table-cell>
          <table:table-cell office:value-type="float" office:value="30">
            <text:p>30</text:p>
          </table:table-cell>
          <table:table-cell table:formula="of:=ROW()-3" office:value-type="float" office:value="27">
            <text:p>27</text:p>
          </table:table-cell>
          <table:table-cell table:formula="of:=[.C31]" office:value-type="string" office:string-value="上海">
            <text:p>上海</text:p>
          </table:table-cell>
          <table:table-cell table:formula="of:=[.D31]" office:value-type="float" office:value="22">
            <text:p>22</text:p>
          </table:table-cell>
          <table:table-cell table:style-name="ce2" table:formula="of:=[.G30]/[.$G$35]" office:value-type="percentage" office:value="0.000990634005763689">
            <text:p>0.1%</text:p>
          </table:table-cell>
          <table:table-cell table:formula="of:=[.F30]" office:value-type="string" office:string-value="上海">
            <text:p>上海</text:p>
          </table:table-cell>
          <table:table-cell table:formula="of:=SUM([.$H$4:.H30])" office:value-type="percentage" office:value="0.997523414985591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上海</text:p>
          </table:table-cell>
          <table:table-cell office:value-type="float" office:value="22">
            <text:p>22</text:p>
          </table:table-cell>
          <table:table-cell table:formula="of:=ROW()-3" office:value-type="float" office:value="28">
            <text:p>28</text:p>
          </table:table-cell>
          <table:table-cell table:formula="of:=[.C32]" office:value-type="string" office:string-value="江西">
            <text:p>江西</text:p>
          </table:table-cell>
          <table:table-cell table:formula="of:=[.D32]" office:value-type="float" office:value="21">
            <text:p>21</text:p>
          </table:table-cell>
          <table:table-cell table:style-name="ce2" table:formula="of:=[.G31]/[.$G$35]" office:value-type="percentage" office:value="0.000945605187319885">
            <text:p>0.1%</text:p>
          </table:table-cell>
          <table:table-cell table:formula="of:=[.F31]" office:value-type="string" office:string-value="江西">
            <text:p>江西</text:p>
          </table:table-cell>
          <table:table-cell table:formula="of:=SUM([.$H$4:.H31])" office:value-type="percentage" office:value="0.998469020172911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江西</text:p>
          </table:table-cell>
          <table:table-cell office:value-type="float" office:value="21">
            <text:p>21</text:p>
          </table:table-cell>
          <table:table-cell table:formula="of:=ROW()-3" office:value-type="float" office:value="29">
            <text:p>29</text:p>
          </table:table-cell>
          <table:table-cell table:formula="of:=[.C33]" office:value-type="string" office:string-value="福建">
            <text:p>福建</text:p>
          </table:table-cell>
          <table:table-cell table:formula="of:=[.D33]" office:value-type="float" office:value="16">
            <text:p>16</text:p>
          </table:table-cell>
          <table:table-cell table:style-name="ce2" table:formula="of:=[.G32]/[.$G$35]" office:value-type="percentage" office:value="0.000720461095100865">
            <text:p>0.1%</text:p>
          </table:table-cell>
          <table:table-cell table:formula="of:=[.F32]" office:value-type="string" office:string-value="福建">
            <text:p>福建</text:p>
          </table:table-cell>
          <table:table-cell table:formula="of:=SUM([.$H$4:.H32])" office:value-type="percentage" office:value="0.999189481268011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福建</text:p>
          </table:table-cell>
          <table:table-cell office:value-type="float" office:value="16">
            <text:p>16</text:p>
          </table:table-cell>
          <table:table-cell table:formula="of:=ROW()-3" office:value-type="float" office:value="30">
            <text:p>30</text:p>
          </table:table-cell>
          <table:table-cell table:formula="of:=[.C34]" office:value-type="string" office:string-value="西藏">
            <text:p>西藏</text:p>
          </table:table-cell>
          <table:table-cell table:formula="of:=[.D34]" office:value-type="float" office:value="11">
            <text:p>11</text:p>
          </table:table-cell>
          <table:table-cell table:style-name="ce2" table:formula="of:=[.G33]/[.$G$35]" office:value-type="percentage" office:value="0.000495317002881844">
            <text:p>0.0%</text:p>
          </table:table-cell>
          <table:table-cell table:formula="of:=[.F33]" office:value-type="string" office:string-value="西藏">
            <text:p>西藏</text:p>
          </table:table-cell>
          <table:table-cell table:formula="of:=SUM([.$H$4:.H33])" office:value-type="percentage" office:value="0.999684798270893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西藏</text:p>
          </table:table-cell>
          <table:table-cell office:value-type="float" office:value="11">
            <text:p>11</text:p>
          </table:table-cell>
          <table:table-cell table:formula="of:=ROW()-3" office:value-type="float" office:value="31">
            <text:p>31</text:p>
          </table:table-cell>
          <table:table-cell table:formula="of:=[.C35]" office:value-type="string" office:string-value="海南">
            <text:p>海南</text:p>
          </table:table-cell>
          <table:table-cell table:formula="of:=[.D35]" office:value-type="float" office:value="7">
            <text:p>7</text:p>
          </table:table-cell>
          <table:table-cell table:style-name="ce2" table:formula="of:=[.G34]/[.$G$35]" office:value-type="percentage" office:value="0.000315201729106628">
            <text:p>0.0%</text:p>
          </table:table-cell>
          <table:table-cell table:formula="of:=[.F34]" office:value-type="string" office:string-value="海南">
            <text:p>海南</text:p>
          </table:table-cell>
          <table:table-cell table:formula="of:=SUM([.$H$4:.H34])" office:value-type="percentage" office:value="1">
            <text:p>100%</text:p>
          </table:table-cell>
          <table:table-cell table:style-name="ce3" office:value-type="percentage" office:value="0.5">
            <text:p>50%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海南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um=</text:p>
          </table:table-cell>
          <table:table-cell table:formula="of:=SUM([.G4:.G34])" office:value-type="float" office:value="22208">
            <text:p>2220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。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4:24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19T14:11:05.23</meta:creation-date>
    <dc:date>2022-11-19T14:24:26.09</dc:date>
    <dc:creator>iwabuchi ken</dc:creator>
    <meta:editing-duration>PT13M19S</meta:editing-duration>
    <meta:editing-cycles>8</meta:editing-cycles>
    <meta:generator>OpenOffice/4.1.3$Win32 OpenOffice.org_project/413m1$Build-9783</meta:generator>
    <meta:document-statistic meta:table-count="3" meta:cell-count="29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-color="#314004"/>
    </style:style>
    <style:style style:name="ch15" style:family="chart">
      <style:graphic-properties draw:fill-color="#aecf00"/>
    </style:style>
    <style:style style:name="ch16" style:family="chart">
      <style:graphic-properties draw:fill-color="#4b1f6f"/>
    </style:style>
    <style:style style:name="ch17" style:family="chart">
      <style:graphic-properties draw:fill-color="#ff950e"/>
    </style:style>
    <style:style style:name="ch18" style:family="chart">
      <style:graphic-properties draw:fill-color="#c5000b"/>
    </style:style>
    <style:style style:name="ch19" style:family="chart"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701cm" svg:height="6.557cm" xlink:href=".." xlink:type="simple" chart:class="chart:circle" chart:style-name="ch1">
        <chart:legend chart:legend-position="end" svg:x="12.448cm" svg:y="0.78cm" style:legend-expansion="high" chart:style-name="ch2"/>
        <chart:plot-area chart:style-name="ch3" table:cell-range-address="Sheet1.F3:Sheet1.G34" chart:data-source-has-labels="both" svg:x="0.334cm" svg:y="0.528cm" svg:width="11.78cm" svg:height="5.898cm">
          <chartooo:coordinate-region svg:x="3.275cm" svg:y="0.529cm" svg:width="5.897cm" svg:height="5.897cm"/>
          <chart:axis chart:dimension="x" chart:name="primary-x" chart:style-name="ch4" chartooo:axis-type="auto">
            <chartooo:date-scale/>
            <chart:categories table:cell-range-address="Sheet1.F4:Sheet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34" chart:label-cell-address="Sheet1.G3:Sheet1.G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广东</text:p>
                <draw:g>
                  <svg:desc>Sheet1.F4:Sheet1.F34</svg:desc>
                </draw:g>
              </table:table-cell>
              <table:table-cell office:value-type="float" office:value="8535">
                <text:p>8535</text:p>
                <draw:g>
                  <svg:desc>Sheet1.G4:Sheet1.G34</svg:desc>
                </draw:g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河南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内蒙古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甘肃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新疆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陕西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青海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山西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北京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四川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河北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黑龙江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山东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湖北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江苏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湖南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云南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广西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吉林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浙江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贵州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辽宁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宁夏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安徽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江西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福建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西藏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海南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279cm" svg:height="6.942cm" xlink:href=".." xlink:type="simple" chart:class="chart:bar" chart:style-name="ch1">
        <chart:legend chart:legend-position="end" svg:x="12.386cm" svg:y="3.159cm" style:legend-expansion="high" chart:style-name="ch2"/>
        <chart:plot-area chart:style-name="ch3" table:cell-range-address="Sheet1.F3:Sheet1.G34" chart:data-source-has-labels="both" svg:x="0.735cm" svg:y="0.687cm" svg:width="11.081cm" svg:height="5.697cm">
          <chartooo:coordinate-region svg:x="1.727cm" svg:y="0.9cm" svg:width="9.902cm" svg:height="4.545cm"/>
          <chart:axis chart:dimension="x" chart:name="primary-x" chart:style-name="ch4" chartooo:axis-type="auto">
            <chartooo:date-scale/>
            <chart:categories table:cell-range-address="Sheet1.F4:Sheet1.F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4:Sheet1.G34" chart:label-cell-address="Sheet1.G3:Sheet1.G3" chart:class="chart:bar"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广东</text:p>
                <draw:g>
                  <svg:desc>Sheet1.F4:Sheet1.F34</svg:desc>
                </draw:g>
              </table:table-cell>
              <table:table-cell office:value-type="float" office:value="8535">
                <text:p>8535</text:p>
                <draw:g>
                  <svg:desc>Sheet1.G4:Sheet1.G34</svg:desc>
                </draw:g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4599">
                <text:p>4599</text:p>
              </table:table-cell>
            </table:table-row>
            <table:table-row>
              <table:table-cell office:value-type="string">
                <text:p>河南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内蒙古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甘肃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string">
                <text:p>新疆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陕西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青海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山西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北京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四川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河北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黑龙江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山东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湖北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江苏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湖南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云南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广西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吉林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浙江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贵州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辽宁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宁夏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安徽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江西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福建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西藏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海南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81cm" svg:height="7.234cm" xlink:href=".." xlink:type="simple" chart:class="chart:bar" chart:style-name="ch1">
        <chart:legend chart:legend-position="end" svg:x="9.905cm" svg:y="3.043cm" style:legend-expansion="high" chart:style-name="ch2"/>
        <chart:plot-area chart:style-name="ch3" table:cell-range-address="Sheet1.I3:Sheet1.K34" chart:data-source-has-labels="both" svg:x="0.695cm" svg:y="0.711cm" svg:width="8.72cm" svg:height="5.959cm">
          <chartooo:coordinate-region svg:x="1.422cm" svg:y="0.924cm" svg:width="7.772cm" svg:height="4.807cm"/>
          <chart:axis chart:dimension="x" chart:name="primary-x" chart:style-name="ch4" chartooo:axis-type="auto">
            <chartooo:date-scale/>
            <chart:categories table:cell-range-address="Sheet1.I4:Sheet1.I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J4:Sheet1.J34" chart:label-cell-address="Sheet1.J3:Sheet1.J3" chart:class="chart:bar">
            <chart:data-point chart:repeated="31"/>
          </chart:series>
          <chart:series chart:style-name="ch8" chart:values-cell-range-address="Sheet1.K4:Sheet1.K34" chart:label-cell-address="Sheet1.K3:Sheet1.K3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m</text:p>
                <draw:g>
                  <svg:desc>Sheet1.J3:Sheet1.J3</svg:desc>
                </draw:g>
              </table:table-cell>
              <table:table-cell office:value-type="string">
                <text:p>contra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广东</text:p>
                <draw:g>
                  <svg:desc>Sheet1.I4:Sheet1.I34</svg:desc>
                </draw:g>
              </table:table-cell>
              <table:table-cell office:value-type="float" office:value="0.384320965417867">
                <text:p>0.384320965417867</text:p>
                <draw:g>
                  <svg:desc>Sheet1.J4:Sheet1.J34</svg:desc>
                </draw:g>
              </table:table-cell>
              <table:table-cell office:value-type="float" office:value="0.5">
                <text:p>0.5</text:p>
                <draw:g>
                  <svg:desc>Sheet1.K4:Sheet1.K34</svg:desc>
                </draw:g>
              </table:table-cell>
            </table:table-row>
            <table:table-row>
              <table:table-cell office:value-type="string">
                <text:p>重庆</text:p>
              </table:table-cell>
              <table:table-cell office:value-type="float" office:value="0.591408501440922">
                <text:p>0.59140850144092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河南</text:p>
              </table:table-cell>
              <table:table-cell office:value-type="float" office:value="0.654989193083573">
                <text:p>0.65498919308357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内蒙古</text:p>
              </table:table-cell>
              <table:table-cell office:value-type="float" office:value="0.710689841498559">
                <text:p>0.7106898414985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甘肃</text:p>
              </table:table-cell>
              <table:table-cell office:value-type="float" office:value="0.761977665706052">
                <text:p>0.7619776657060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新疆</text:p>
              </table:table-cell>
              <table:table-cell office:value-type="float" office:value="0.806916426512968">
                <text:p>0.8069164265129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陕西</text:p>
              </table:table-cell>
              <table:table-cell office:value-type="float" office:value="0.831277017291066">
                <text:p>0.83127701729106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青海</text:p>
              </table:table-cell>
              <table:table-cell office:value-type="float" office:value="0.855457492795389">
                <text:p>0.85545749279538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山西</text:p>
              </table:table-cell>
              <table:table-cell office:value-type="float" office:value="0.875225144092219">
                <text:p>0.8752251440922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北京</text:p>
              </table:table-cell>
              <table:table-cell office:value-type="float" office:value="0.894857708933718">
                <text:p>0.89485770893371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四川</text:p>
              </table:table-cell>
              <table:table-cell office:value-type="float" office:value="0.913634726224784">
                <text:p>0.9136347262247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河北</text:p>
              </table:table-cell>
              <table:table-cell office:value-type="float" office:value="0.929484870317003">
                <text:p>0.92948487031700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黑龙江</text:p>
              </table:table-cell>
              <table:table-cell office:value-type="float" office:value="0.942228025936599">
                <text:p>0.9422280259365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山东</text:p>
              </table:table-cell>
              <table:table-cell office:value-type="float" office:value="0.953800432276657">
                <text:p>0.9538004322766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湖北</text:p>
              </table:table-cell>
              <table:table-cell office:value-type="float" office:value="0.963166426512968">
                <text:p>0.9631664265129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江苏</text:p>
              </table:table-cell>
              <table:table-cell office:value-type="float" office:value="0.96969560518732">
                <text:p>0.969695605187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湖南</text:p>
              </table:table-cell>
              <table:table-cell office:value-type="float" office:value="0.974423631123919">
                <text:p>0.9744236311239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云南</text:p>
              </table:table-cell>
              <table:table-cell office:value-type="float" office:value="0.978161023054755">
                <text:p>0.97816102305475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天津</text:p>
              </table:table-cell>
              <table:table-cell office:value-type="float" office:value="0.981583213256484">
                <text:p>0.98158321325648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广西</text:p>
              </table:table-cell>
              <table:table-cell office:value-type="float" office:value="0.984825288184438">
                <text:p>0.98482528818443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吉林</text:p>
              </table:table-cell>
              <table:table-cell office:value-type="float" office:value="0.987346902017291">
                <text:p>0.9873469020172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浙江</text:p>
              </table:table-cell>
              <table:table-cell office:value-type="float" office:value="0.98946325648415">
                <text:p>0.989463256484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贵州</text:p>
              </table:table-cell>
              <table:table-cell office:value-type="float" office:value="0.991444524495677">
                <text:p>0.99144452449567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辽宁</text:p>
              </table:table-cell>
              <table:table-cell office:value-type="float" office:value="0.993335734870317">
                <text:p>0.99333573487031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宁夏</text:p>
              </table:table-cell>
              <table:table-cell office:value-type="float" office:value="0.995181916426513">
                <text:p>0.9951819164265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安徽</text:p>
              </table:table-cell>
              <table:table-cell office:value-type="float" office:value="0.996532780979827">
                <text:p>0.99653278097982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上海</text:p>
              </table:table-cell>
              <table:table-cell office:value-type="float" office:value="0.997523414985591">
                <text:p>0.9975234149855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江西</text:p>
              </table:table-cell>
              <table:table-cell office:value-type="float" office:value="0.998469020172911">
                <text:p>0.9984690201729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福建</text:p>
              </table:table-cell>
              <table:table-cell office:value-type="float" office:value="0.999189481268011">
                <text:p>0.9991894812680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西藏</text:p>
              </table:table-cell>
              <table:table-cell office:value-type="float" office:value="0.999684798270893">
                <text:p>0.99968479827089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海南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